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Inconsolata" svg:font-family="Inconsolata" style:font-pitch="fixed"/>
    <style:font-face style:name="Abyssinica SIL" svg:font-family="'Abyssinica SIL'" style:font-pitch="variable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29cm" fo:text-align="start" style:justify-single-word="false" fo:orphans="2" fo:widows="2" fo:text-indent="0cm" style:auto-text-indent="false"/>
      <style:text-properties fo:font-variant="normal" fo:text-transform="none" fo:color="#333333" style:font-name="Roboto" fo:letter-spacing="normal" fo:font-style="normal" officeooo:rsid="001b5c82" officeooo:paragraph-rsid="001b5c82" style:font-style-asian="normal" style:font-style-complex="normal"/>
    </style:style>
    <style:style style:name="P2" style:family="paragraph" style:parent-style-name="Standard">
      <style:paragraph-properties fo:margin-left="0cm" fo:margin-right="0cm" style:line-height-at-least="0.529cm" fo:text-align="start" style:justify-single-word="false" fo:orphans="2" fo:widows="2" fo:text-indent="0cm" style:auto-text-indent="false"/>
      <style:text-properties fo:font-variant="normal" fo:text-transform="none" fo:color="#333333" style:font-name="Roboto" fo:letter-spacing="normal" fo:font-style="normal" officeooo:rsid="001cf4ea" officeooo:paragraph-rsid="001e8650" style:font-style-asian="normal" style:font-style-complex="normal"/>
    </style:style>
    <style:style style:name="P3" style:family="paragraph" style:parent-style-name="Standard">
      <style:paragraph-properties fo:margin-left="0cm" fo:margin-right="0cm" style:line-height-at-least="0.529cm" fo:text-align="start" style:justify-single-word="false" fo:orphans="2" fo:widows="2" fo:text-indent="0cm" style:auto-text-indent="false"/>
      <style:text-properties fo:font-variant="normal" fo:text-transform="none" fo:color="#333333" style:font-name="Roboto" fo:font-size="12pt" fo:letter-spacing="normal" fo:font-style="normal" officeooo:rsid="001cf4ea" officeooo:paragraph-rsid="001cf4ea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margin-left="0cm" fo:margin-right="0cm" style:line-height-at-least="0.529cm" fo:text-align="start" style:justify-single-word="false" fo:orphans="2" fo:widows="2" fo:text-indent="0cm" style:auto-text-indent="false"/>
      <style:text-properties fo:font-variant="normal" fo:text-transform="none" fo:color="#333333" style:font-name="Roboto" fo:font-size="12pt" fo:letter-spacing="normal" fo:font-style="normal" officeooo:rsid="001b5c82" officeooo:paragraph-rsid="001cf4ea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margin-left="0cm" fo:margin-right="0cm" style:line-height-at-least="0.529cm" fo:text-align="start" style:justify-single-word="false" fo:orphans="2" fo:widows="2" fo:text-indent="0cm" style:auto-text-indent="false"/>
      <style:text-properties fo:font-variant="normal" fo:text-transform="none" fo:color="#333333" style:font-name="Inconsolata" fo:font-size="11pt" fo:letter-spacing="normal" fo:font-style="normal" officeooo:rsid="001b5c82" officeooo:paragraph-rsid="001cf4ea" style:font-size-asian="11pt" style:font-style-asian="normal" style:font-size-complex="11pt" style:font-style-complex="normal"/>
    </style:style>
    <style:style style:name="P6" style:family="paragraph" style:parent-style-name="Table_20_Contents">
      <style:paragraph-properties fo:margin-left="0cm" fo:margin-right="0cm" style:line-height-at-least="0.529cm" fo:text-align="center" style:justify-single-word="false" fo:orphans="2" fo:widows="2" fo:text-indent="0cm" style:auto-text-indent="false"/>
      <style:text-properties fo:font-variant="normal" fo:text-transform="none" fo:color="#333333" style:font-name="Inconsolata" fo:letter-spacing="normal" fo:font-style="normal" officeooo:paragraph-rsid="001a0053" style:font-style-asian="normal" style:font-style-complex="normal"/>
    </style:style>
    <style:style style:name="P7" style:family="paragraph" style:parent-style-name="Table_20_Contents">
      <style:paragraph-properties fo:margin-left="0cm" fo:margin-right="0cm" style:line-height-at-least="0.529cm" fo:text-align="center" style:justify-single-word="false" fo:orphans="2" fo:widows="2" fo:text-indent="0cm" style:auto-text-indent="false"/>
      <style:text-properties fo:font-variant="normal" fo:text-transform="none" fo:color="#333333" style:font-name="Inconsolata" fo:letter-spacing="normal" fo:font-style="normal" officeooo:paragraph-rsid="001b5c82" style:font-style-asian="normal" style:font-style-complex="normal"/>
    </style:style>
    <style:style style:name="P8" style:family="paragraph" style:parent-style-name="Table_20_Contents">
      <style:paragraph-properties fo:margin-left="0cm" fo:margin-right="0cm" style:line-height-at-least="0.529cm" fo:text-align="center" style:justify-single-word="false" fo:orphans="2" fo:widows="2" fo:text-indent="0cm" style:auto-text-indent="false"/>
      <style:text-properties fo:font-variant="normal" fo:text-transform="none" fo:color="#333333" style:font-name="Inconsolata" fo:letter-spacing="normal" fo:font-style="normal" officeooo:rsid="001b5c82" officeooo:paragraph-rsid="001b5c82" style:font-style-asian="normal" style:font-style-complex="normal"/>
    </style:style>
    <style:style style:name="P9" style:family="paragraph" style:parent-style-name="Table_20_Contents">
      <style:paragraph-properties fo:margin-left="0cm" fo:margin-right="0cm" style:line-height-at-least="0.529cm" fo:text-align="center" style:justify-single-word="false" fo:orphans="2" fo:widows="2" fo:text-indent="0cm" style:auto-text-indent="false"/>
      <style:text-properties fo:font-variant="normal" fo:text-transform="none" fo:color="#333333" style:font-name="Inconsolata" fo:font-size="12pt" fo:letter-spacing="normal" fo:font-style="normal" officeooo:rsid="001cf4ea" officeooo:paragraph-rsid="001cf4ea" style:font-size-asian="12pt" style:font-style-asian="normal" style:font-size-complex="12pt" style:font-style-complex="normal"/>
    </style:style>
    <style:style style:name="P10" style:family="paragraph" style:parent-style-name="Table_20_Contents">
      <style:paragraph-properties fo:margin-left="0cm" fo:margin-right="0cm" style:line-height-at-least="0.529cm" fo:text-align="start" style:justify-single-word="false" fo:orphans="2" fo:widows="2" fo:text-indent="0cm" style:auto-text-indent="false"/>
      <style:text-properties fo:font-variant="normal" fo:text-transform="none" fo:color="#333333" style:font-name="Inconsolata" fo:font-size="12pt" fo:letter-spacing="normal" fo:font-style="normal" officeooo:rsid="001cf4ea" officeooo:paragraph-rsid="001cf4ea" style:font-size-asian="12pt" style:font-style-asian="normal" style:font-size-complex="12pt" style:font-style-complex="normal"/>
    </style:style>
    <style:style style:name="P11" style:family="paragraph" style:parent-style-name="Table_20_Contents">
      <style:paragraph-properties fo:margin-left="0cm" fo:margin-right="0cm" style:line-height-at-least="0.529cm" fo:text-align="center" style:justify-single-word="false" fo:orphans="2" fo:widows="2" fo:text-indent="0cm" style:auto-text-indent="false"/>
      <style:text-properties fo:font-variant="normal" fo:text-transform="none" fo:color="#333333" style:font-name="Inconsolata" fo:font-size="12pt" fo:letter-spacing="normal" fo:font-style="normal" officeooo:rsid="001b5c82" officeooo:paragraph-rsid="001b5c82" style:font-size-asian="12pt" style:font-style-asian="normal" style:font-size-complex="12pt" style:font-style-complex="normal"/>
    </style:style>
    <style:style style:name="P12" style:family="paragraph" style:parent-style-name="Table_20_Contents">
      <style:paragraph-properties fo:margin-left="0cm" fo:margin-right="0cm" style:line-height-at-least="0.529cm" fo:text-align="center" style:justify-single-word="false" fo:orphans="2" fo:widows="2" fo:text-indent="0cm" style:auto-text-indent="false"/>
      <style:text-properties fo:font-variant="normal" fo:text-transform="none" fo:color="#333333" style:font-name="Inconsolata" fo:font-size="12pt" fo:letter-spacing="normal" fo:font-style="normal" officeooo:rsid="001b5c82" officeooo:paragraph-rsid="001cf4ea" style:font-size-asian="12pt" style:font-style-asian="normal" style:font-size-complex="12pt" style:font-style-complex="normal"/>
    </style:style>
    <style:style style:name="P13" style:family="paragraph" style:parent-style-name="Table_20_Contents">
      <style:paragraph-properties fo:margin-left="0cm" fo:margin-right="0cm" style:line-height-at-least="0.529cm" fo:text-align="start" style:justify-single-word="false" fo:orphans="2" fo:widows="2" fo:text-indent="0cm" style:auto-text-indent="false"/>
      <style:text-properties fo:font-variant="normal" fo:text-transform="none" fo:color="#333333" style:font-name="Inconsolata" fo:font-size="11pt" fo:letter-spacing="normal" fo:font-style="normal" officeooo:rsid="001cf4ea" officeooo:paragraph-rsid="001cf4ea" style:font-size-asian="11pt" style:font-style-asian="normal" style:font-size-complex="11pt" style:font-style-complex="normal"/>
    </style:style>
    <style:style style:name="P14" style:family="paragraph" style:parent-style-name="Table_20_Contents">
      <style:paragraph-properties fo:margin-left="0cm" fo:margin-right="0cm" style:line-height-at-least="0.529cm" fo:text-align="center" style:justify-single-word="false" fo:orphans="2" fo:widows="2" fo:text-indent="0cm" style:auto-text-indent="false"/>
      <style:text-properties fo:font-variant="normal" fo:text-transform="none" fo:color="#333333" style:font-name="Inconsolata" fo:font-size="11pt" fo:letter-spacing="normal" fo:font-style="normal" officeooo:rsid="001b5c82" officeooo:paragraph-rsid="001cf4ea" style:font-size-asian="11pt" style:font-style-asian="normal" style:font-size-complex="11pt" style:font-style-complex="normal"/>
    </style:style>
    <style:style style:name="P15" style:family="paragraph" style:parent-style-name="Table_20_Contents">
      <style:paragraph-properties fo:margin-left="0cm" fo:margin-right="0cm" style:line-height-at-least="0.529cm" fo:text-align="start" style:justify-single-word="false" fo:orphans="2" fo:widows="2" fo:text-indent="0cm" style:auto-text-indent="false"/>
      <style:text-properties fo:font-variant="normal" fo:text-transform="none" fo:color="#333333" style:font-name="Roboto" fo:font-size="12pt" fo:letter-spacing="normal" fo:font-style="normal" officeooo:rsid="001b5c82" officeooo:paragraph-rsid="001cf4ea" style:font-size-asian="12pt" style:font-style-asian="normal" style:font-size-complex="12pt" style:font-style-complex="normal"/>
    </style:style>
    <style:style style:name="P16" style:family="paragraph" style:parent-style-name="Table_20_Contents">
      <style:paragraph-properties fo:margin-left="0cm" fo:margin-right="0cm" style:line-height-at-least="0.529cm" fo:text-align="center" style:justify-single-word="false" fo:orphans="2" fo:widows="2" fo:text-indent="0cm" style:auto-text-indent="false"/>
      <style:text-properties fo:font-variant="normal" fo:text-transform="none" fo:color="#333333" style:font-name="Roboto" fo:font-size="12pt" fo:letter-spacing="normal" fo:font-style="italic" officeooo:rsid="001cf4ea" officeooo:paragraph-rsid="001cf4ea" style:font-size-asian="12pt" style:font-style-asian="italic" style:font-size-complex="12pt" style:font-style-complex="italic"/>
    </style:style>
    <style:style style:name="P17" style:family="paragraph" style:parent-style-name="Table_20_Contents" style:master-page-name="">
      <loext:graphic-properties draw:fill="none"/>
      <style:paragraph-properties fo:margin-left="0cm" fo:margin-right="-0.801cm" style:line-height-at-least="0.529cm" fo:text-align="center" style:justify-single-word="false" fo:orphans="2" fo:widows="2" fo:text-indent="0cm" style:auto-text-indent="false" style:page-number="auto" fo:background-color="transparent" text:number-lines="false" text:line-number="0">
        <style:tab-stops>
          <style:tab-stop style:position="0cm"/>
        </style:tab-stops>
      </style:paragraph-properties>
      <style:text-properties fo:font-variant="normal" fo:text-transform="none" fo:color="#333333" style:font-name="Inconsolata" fo:font-size="12pt" fo:letter-spacing="normal" fo:font-style="normal" officeooo:rsid="001b5c82" officeooo:paragraph-rsid="001cf4ea" style:font-size-asian="12pt" style:font-style-asian="normal" style:font-size-complex="12pt" style:font-style-complex="normal"/>
    </style:style>
    <style:style style:name="P18" style:family="paragraph">
      <style:paragraph-properties fo:text-align="center"/>
    </style:style>
    <style:style style:name="T1" style:family="text">
      <style:text-properties officeooo:rsid="001a0053"/>
    </style:style>
    <style:style style:name="T2" style:family="text">
      <style:text-properties fo:color="#222222" fo:font-size="12pt" fo:font-style="normal" fo:font-weight="normal" style:font-size-asian="12pt" style:font-style-asian="normal" style:font-size-complex="12pt" style:font-style-complex="normal"/>
    </style:style>
    <style:style style:name="T3" style:family="text">
      <style:text-properties fo:color="#222222" fo:font-size="12pt" fo:font-style="normal" fo:font-weight="normal" officeooo:rsid="001a0053" style:font-size-asian="12pt" style:font-style-asian="normal" style:font-size-complex="12pt" style:font-style-complex="normal"/>
    </style:style>
    <style:style style:name="T4" style:family="text">
      <style:text-properties fo:color="#222222" fo:font-size="12pt" fo:font-style="normal" fo:font-weight="normal" officeooo:rsid="001a0053" style:font-size-asian="10.5pt" style:font-size-complex="12pt"/>
    </style:style>
    <style:style style:name="T5" style:family="text">
      <style:text-properties fo:color="#222222" fo:font-size="12pt" fo:font-style="normal" fo:font-weight="normal" style:font-size-asian="10.5pt" style:font-style-asian="normal" style:font-size-complex="12pt" style:font-style-complex="normal"/>
    </style:style>
    <style:style style:name="T6" style:family="text">
      <style:text-properties fo:color="#222222" fo:font-size="12pt" fo:font-style="normal" fo:font-weight="normal" officeooo:rsid="001a0053" style:font-size-asian="10.5pt" style:font-style-asian="normal" style:font-size-complex="12pt" style:font-style-complex="normal"/>
    </style:style>
    <style:style style:name="T7" style:family="text">
      <style:text-properties fo:color="#222222" fo:font-size="12pt" fo:font-style="normal" fo:font-weight="normal" officeooo:rsid="001a0053" style:font-size-asian="10.5pt" style:font-style-asian="italic" style:font-size-complex="12pt" style:font-style-complex="italic"/>
    </style:style>
    <style:style style:name="T8" style:family="text">
      <style:text-properties fo:color="#222222" fo:font-size="12pt" fo:font-style="italic" fo:font-weight="normal" style:font-size-asian="12pt" style:font-style-asian="italic" style:font-size-complex="12pt" style:font-style-complex="italic"/>
    </style:style>
    <style:style style:name="T9" style:family="text">
      <style:text-properties fo:color="#222222" fo:font-size="12pt" fo:font-style="italic" fo:font-weight="normal" officeooo:rsid="001a0053" style:font-size-asian="12pt" style:font-style-asian="italic" style:font-size-complex="12pt" style:font-style-complex="italic"/>
    </style:style>
    <style:style style:name="T10" style:family="text">
      <style:text-properties fo:color="#222222" fo:font-size="12pt" fo:font-style="italic" fo:font-weight="normal" officeooo:rsid="001cf4ea" style:font-size-asian="12pt" style:font-style-asian="italic" style:font-size-complex="12pt" style:font-style-complex="italic"/>
    </style:style>
    <style:style style:name="T11" style:family="text">
      <style:text-properties fo:color="#222222" fo:font-size="12pt" fo:font-style="italic" fo:font-weight="normal" style:font-size-asian="10.5pt" style:font-style-asian="italic" style:font-size-complex="12pt" style:font-style-complex="italic"/>
    </style:style>
    <style:style style:name="T12" style:family="text">
      <style:text-properties fo:color="#222222" fo:font-size="12pt" fo:font-style="italic" fo:font-weight="normal" officeooo:rsid="001a0053" style:font-size-asian="10.5pt" style:font-style-asian="italic" style:font-size-complex="12pt" style:font-style-complex="italic"/>
    </style:style>
    <style:style style:name="T13" style:family="text">
      <style:text-properties fo:color="#222222" fo:font-size="12pt" fo:font-style="italic" fo:font-weight="normal" officeooo:rsid="001b5c82" style:font-size-asian="10.5pt" style:font-style-asian="italic" style:font-size-complex="12pt" style:font-style-complex="italic"/>
    </style:style>
    <style:style style:name="T14" style:family="text">
      <style:text-properties fo:color="#222222" fo:font-size="12pt" fo:font-style="italic" fo:font-weight="normal" officeooo:rsid="001cf4ea" style:font-size-asian="10.5pt" style:font-style-asian="italic" style:font-size-complex="12pt" style:font-style-complex="italic"/>
    </style:style>
    <style:style style:name="T15" style:family="text">
      <style:text-properties fo:color="#222222" fo:font-size="12pt" fo:font-weight="normal" style:font-size-asian="10.5pt" style:font-size-complex="12pt"/>
    </style:style>
    <style:style style:name="T16" style:family="text">
      <style:text-properties fo:color="#222222" fo:font-size="12pt" fo:font-weight="normal" officeooo:rsid="001b5c82" style:font-size-asian="10.5pt" style:font-size-complex="12pt"/>
    </style:style>
    <style:style style:name="T17" style:family="text">
      <style:text-properties fo:color="#222222" fo:font-size="12pt" fo:font-weight="normal" officeooo:rsid="001a0053" style:font-size-asian="10.5pt" style:font-size-complex="12pt"/>
    </style:style>
    <style:style style:name="T18" style:family="text">
      <style:text-properties fo:color="#222222" fo:font-size="12pt" fo:font-weight="normal" officeooo:rsid="001cf4ea" style:font-size-asian="10.5pt" style:font-size-complex="12pt"/>
    </style:style>
    <style:style style:name="T19" style:family="text">
      <style:text-properties fo:color="#222222" fo:font-size="12pt" fo:font-weight="normal" officeooo:rsid="001a0053" style:font-size-asian="10.5pt" style:font-style-asian="italic" style:font-size-complex="12pt" style:font-style-complex="italic"/>
    </style:style>
    <style:style style:name="T20" style:family="text">
      <style:text-properties fo:color="#222222" fo:font-size="12pt" fo:font-weight="normal" officeooo:rsid="001cf4ea" style:font-size-asian="10.5pt" style:font-style-asian="italic" style:font-size-complex="12pt" style:font-style-complex="italic"/>
    </style:style>
    <style:style style:name="T21" style:family="text">
      <style:text-properties fo:color="#222222" fo:font-size="12pt" fo:font-weight="normal" style:font-size-asian="12pt" style:font-size-complex="12pt"/>
    </style:style>
    <style:style style:name="T22" style:family="text">
      <style:text-properties fo:color="#222222" fo:font-size="12pt" fo:font-weight="normal" officeooo:rsid="001a0053" style:font-size-asian="12pt" style:font-size-complex="12pt"/>
    </style:style>
    <style:style style:name="T23" style:family="text">
      <style:text-properties fo:color="#222222" style:font-name="Roboto" fo:font-size="12pt" fo:font-style="normal" fo:font-weight="normal" officeooo:rsid="001a0053" style:font-size-asian="10.5pt" style:font-size-complex="12pt"/>
    </style:style>
    <style:style style:name="T24" style:family="text">
      <style:text-properties fo:color="#222222" style:font-name="Roboto" fo:font-size="12pt" fo:font-style="normal" fo:font-weight="normal" style:font-size-asian="12pt" style:font-style-asian="normal" style:font-size-complex="12pt" style:font-style-complex="normal"/>
    </style:style>
    <style:style style:name="T25" style:family="text">
      <style:text-properties fo:color="#222222" style:font-name="Roboto" fo:font-size="12pt" fo:font-style="normal" fo:font-weight="normal" officeooo:rsid="001a0053" style:font-size-asian="12pt" style:font-style-asian="normal" style:font-size-complex="12pt" style:font-style-complex="normal"/>
    </style:style>
    <style:style style:name="T26" style:family="text">
      <style:text-properties fo:color="#222222" style:font-name="Roboto" fo:font-size="12pt" fo:font-style="italic" fo:font-weight="normal" officeooo:rsid="001a0053" style:font-size-asian="10.5pt" style:font-style-asian="italic" style:font-size-complex="12pt" style:font-style-complex="italic"/>
    </style:style>
    <style:style style:name="T27" style:family="text">
      <style:text-properties fo:color="#222222" style:font-name="Roboto" fo:font-size="12pt" fo:font-style="italic" fo:font-weight="normal" officeooo:rsid="001a0053" style:font-size-asian="12pt" style:font-style-asian="italic" style:font-size-complex="12pt" style:font-style-complex="italic"/>
    </style:style>
    <style:style style:name="T28" style:family="text">
      <style:text-properties fo:color="#222222" fo:font-style="italic" fo:font-weight="normal" style:font-style-asian="italic" style:font-style-complex="italic"/>
    </style:style>
    <style:style style:name="T29" style:family="text">
      <style:text-properties fo:color="#222222" fo:font-style="italic" fo:font-weight="normal" officeooo:rsid="001a0053" style:font-style-asian="italic" style:font-style-complex="italic"/>
    </style:style>
    <style:style style:name="T30" style:family="text">
      <style:text-properties fo:color="#222222" fo:font-style="italic" fo:font-weight="normal" officeooo:rsid="001cf4ea" style:font-style-asian="italic" style:font-style-complex="italic"/>
    </style:style>
    <style:style style:name="T31" style:family="text">
      <style:text-properties fo:color="#222222" fo:font-style="italic" fo:font-weight="normal" officeooo:rsid="001b5c82" style:font-style-asian="italic" style:font-style-complex="italic"/>
    </style:style>
    <style:style style:name="T32" style:family="text">
      <style:text-properties fo:color="#222222" fo:font-style="italic" fo:font-weight="normal" officeooo:rsid="001b5c82" style:font-size-asian="10.5pt" style:font-style-asian="italic" style:font-style-complex="italic"/>
    </style:style>
    <style:style style:name="T33" style:family="text">
      <style:text-properties fo:color="#222222" fo:font-weight="normal"/>
    </style:style>
    <style:style style:name="T34" style:family="text">
      <style:text-properties fo:color="#222222" fo:font-weight="normal" officeooo:rsid="001cf4ea" style:font-style-asian="italic" style:font-style-complex="italic"/>
    </style:style>
    <style:style style:name="T35" style:family="text">
      <style:text-properties fo:color="#222222" fo:font-weight="normal" officeooo:rsid="001a0053" style:font-style-asian="italic" style:font-style-complex="italic"/>
    </style:style>
    <style:style style:name="T36" style:family="text">
      <style:text-properties fo:color="#222222" fo:font-weight="normal" officeooo:rsid="001a0053"/>
    </style:style>
    <style:style style:name="T37" style:family="text">
      <style:text-properties fo:color="#222222" fo:font-weight="normal" officeooo:rsid="001b5c82"/>
    </style:style>
    <style:style style:name="T38" style:family="text">
      <style:text-properties fo:color="#222222" fo:font-weight="normal" officeooo:rsid="001cf4ea"/>
    </style:style>
    <style:style style:name="T39" style:family="text">
      <style:text-properties fo:color="#222222" fo:font-weight="normal" officeooo:rsid="001b5c82" style:font-size-asian="10.5pt"/>
    </style:style>
    <style:style style:name="T40" style:family="text">
      <style:text-properties style:font-name="Roboto" fo:font-style="italic" officeooo:rsid="001a0053" style:font-style-asian="italic" style:font-style-complex="italic"/>
    </style:style>
    <style:style style:name="T41" style:family="text">
      <style:text-properties style:font-name="Roboto" officeooo:rsid="001a0053"/>
    </style:style>
    <style:style style:name="T42" style:family="text">
      <style:text-properties style:font-name="Roboto" fo:font-size="12pt" fo:font-style="normal" fo:font-weight="normal" officeooo:rsid="001a0053" style:font-size-asian="10.5pt" style:font-size-complex="12pt"/>
    </style:style>
    <style:style style:name="T43" style:family="text">
      <style:text-properties style:font-name="Roboto" fo:font-size="12pt" fo:font-style="normal" fo:font-weight="normal" officeooo:rsid="001a0053" style:font-size-asian="12pt" style:font-style-asian="normal" style:font-size-complex="12pt" style:font-style-complex="normal"/>
    </style:style>
    <style:style style:name="T44" style:family="text">
      <style:text-properties style:font-name="Roboto" fo:font-size="12pt" fo:font-style="italic" fo:font-weight="normal" officeooo:rsid="001a0053" style:font-size-asian="10.5pt" style:font-style-asian="italic" style:font-size-complex="12pt" style:font-style-complex="italic"/>
    </style:style>
    <style:style style:name="T45" style:family="text">
      <style:text-properties fo:font-size="12pt" fo:font-style="normal" fo:font-weight="normal" officeooo:rsid="001a0053" style:font-size-asian="10.5pt" style:font-size-complex="12pt"/>
    </style:style>
    <style:style style:name="T46" style:family="text">
      <style:text-properties fo:font-size="12pt" fo:font-style="normal" fo:font-weight="normal" officeooo:rsid="001a0053" style:font-size-asian="12pt" style:font-style-asian="normal" style:font-size-complex="12pt" style:font-style-complex="normal"/>
    </style:style>
    <style:style style:name="T47" style:family="text">
      <style:text-properties fo:font-size="12pt" fo:font-style="italic" fo:font-weight="normal" officeooo:rsid="001a0053" style:font-size-asian="10.5pt" style:font-style-asian="italic" style:font-size-complex="12pt" style:font-style-complex="italic"/>
    </style:style>
    <style:style style:name="T48" style:family="text">
      <style:text-properties fo:font-size="12pt" fo:font-weight="normal" style:font-size-asian="10.5pt" style:font-size-complex="12pt"/>
    </style:style>
    <style:style style:name="T49" style:family="text">
      <style:text-properties fo:font-size="12pt" fo:font-weight="normal" officeooo:rsid="001a0053" style:font-size-asian="10.5pt" style:font-size-complex="12pt"/>
    </style:style>
    <style:style style:name="T50" style:family="text">
      <style:text-properties fo:font-size="12pt" fo:font-weight="normal" officeooo:rsid="001a0053" style:font-size-asian="12pt" style:font-size-complex="12pt"/>
    </style:style>
    <style:style style:name="T51" style:family="text">
      <style:text-properties fo:font-style="italic" officeooo:rsid="001a0053" style:font-style-asian="italic" style:font-style-complex="italic"/>
    </style:style>
    <style:style style:name="T52" style:family="text">
      <style:text-properties fo:font-weight="normal"/>
    </style:style>
    <style:style style:name="Sect1" style:family="section">
      <style:section-properties text:dont-balance-text-columns="false" style:editable="false">
        <style:columns fo:column-count="2">
          <style:column style:rel-width="8221*" fo:start-indent="0cm" fo:end-indent="0cm"/>
          <style:column style:rel-width="1417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4">
          <style:column style:rel-width="2835*" fo:start-indent="0cm" fo:end-indent="0cm"/>
          <style:column style:rel-width="1417*" fo:start-indent="0cm" fo:end-indent="0cm"/>
          <style:column style:rel-width="3968*" fo:start-indent="0cm" fo:end-indent="0cm"/>
          <style:column style:rel-width="1418*" fo:start-indent="0cm" fo:end-indent="0cm"/>
        </style:columns>
      </style:section-properties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((Homem ⨅ ∀come.Planta) ⨅ ((</text:span><text:span text:style-name="T21">¬</text:span><text:span text:style-name="T17">Homem </text:span><text:span text:style-name="T49">⨅ </text:span><text:span text:style-name="T22">¬</text:span><text:span text:style-name="T17">Mulher) </text:span><text:span text:style-name="T49">⨆ ∃come.(</text:span><text:span text:style-name="T22">¬Planta </text:span><text:span text:style-name="T50">⨅ </text:span><text:span text:style-name="T22">¬Laticinio</text:span><text:span text:style-name="T49">)</text:span><text:span text:style-name="T17">))</text:span></text:p>
      <text:section text:style-name="Sect1" text:name="Seção1">
        <text:p text:style-name="P7"><text:span text:style-name="T17">(Homem ⨅ ∀come.Planta)</text:span><text:span text:style-name="T16">(x)</text:span></text:p>
        <text:p text:style-name="P7"><text:span text:style-name="T17">((</text:span><text:span text:style-name="T22">¬</text:span><text:span text:style-name="T17">Homem ⨅ </text:span><text:span text:style-name="T22">¬</text:span><text:span text:style-name="T17">Mulher) ⨆ ∃come.(</text:span><text:span text:style-name="T22">¬Planta ⨅ ¬Laticinio</text:span><text:span text:style-name="T17">))</text:span><text:span text:style-name="T16">(x)</text:span></text:p>
        <text:p text:style-name="P8"><text:span text:style-name="T15">Homem(x)</text:span></text:p>
        <text:p text:style-name="P8"><draw:line text:anchor-type="paragraph" draw:z-index="1" draw:name="Forma2" draw:style-name="gr1" draw:text-style-name="P18" svg:x1="6.833cm" svg:y1="0.489cm" svg:x2="9.161cm" svg:y2="0.965cm"><text:p/></draw:line><draw:line text:anchor-type="paragraph" draw:z-index="0" draw:name="Forma1" draw:style-name="gr1" draw:text-style-name="P18" svg:x1="6.833cm" svg:y1="0.489cm" svg:x2="4.346cm" svg:y2="1.018cm"><text:p/></draw:line><text:span text:style-name="T15">(</text:span><text:span text:style-name="T17">∀come.Planta)</text:span><text:span text:style-name="T15">(x)</text:span></text:p>
        <text:p text:style-name="P1"><text:span text:style-name="T48">⨅</text:span><text:span text:style-name="T15">-</text:span><text:span text:style-name="T11">Rule</text:span></text:p>
        <text:p text:style-name="P1"><text:span text:style-name="T15">“</text:span></text:p>
        <text:p text:style-name="P1"><text:span text:style-name="T15">⨅-</text:span><text:span text:style-name="T11">Rule</text:span></text:p>
        <text:p text:style-name="P1"><text:span text:style-name="T15">“</text:span></text:p>
      </text:section>
      <text:p text:style-name="P2"><text:span text:style-name="T16"><text:s text:c="138"/>⨆-</text:span><text:span text:style-name="T13">Rule</text:span></text:p>
      <text:section text:style-name="Sect2" text:name="Seção2">
        <text:p text:style-name="P11"><text:span text:style-name="T36">(¬Homem ⨅ ¬Mulher)</text:span><text:span text:style-name="T33">(x)</text:span></text:p>
        <text:p text:style-name="P11"><text:span text:style-name="T36">¬Homem</text:span><text:span text:style-name="T33">(x)</text:span></text:p>
        <text:p text:style-name="P11"><text:span text:style-name="T36">¬Mulher</text:span><text:span text:style-name="T33">(x)</text:span></text:p>
        <text:p text:style-name="P16"><text:span text:style-name="T33">&lt;CLASH&gt;</text:span></text:p>
        <text:p text:style-name="P10"><text:span text:style-name="T33"/></text:p>
        <text:p text:style-name="P13"><text:span text:style-name="T33"/></text:p>
        <text:p text:style-name="P13"><text:span text:style-name="T33"/></text:p>
        <text:p text:style-name="P3"><text:span text:style-name="T28"/></text:p>
        <text:p text:style-name="P4"><text:span text:style-name="T52">⨅</text:span><text:span text:style-name="T33">-</text:span><text:span text:style-name="T28">Rule</text:span></text:p>
        <text:p text:style-name="P4"><text:span text:style-name="T33">“</text:span></text:p>
        <text:p text:style-name="P5"><text:span text:style-name="T33"/></text:p>
        <text:p text:style-name="P5"><text:span text:style-name="T33"/></text:p>
        <text:p text:style-name="P5"><text:span text:style-name="T33"/></text:p>
        <text:p text:style-name="P5"><text:span text:style-name="T33"/></text:p>
        <text:p text:style-name="P14"><text:span text:style-name="T38">(</text:span><text:span text:style-name="T36">∃come.(¬Planta ⨅ ¬Laticinio))</text:span><text:span text:style-name="T33">(x)</text:span></text:p>
        <text:p text:style-name="P9"><text:span text:style-name="T33">come(x,y)</text:span></text:p>
        <text:p text:style-name="P17"><text:span text:style-name="T36">(¬Planta ⨅ ¬Laticinio)</text:span><text:span text:style-name="T33">(</text:span><text:span text:style-name="T38">y</text:span><text:span text:style-name="T33">)</text:span></text:p>
        <text:p text:style-name="P12"><text:span text:style-name="T36">¬Planta</text:span><text:span text:style-name="T38">(y)</text:span></text:p>
        <text:p text:style-name="P12"><text:span text:style-name="T36">¬Laticinio</text:span><text:span text:style-name="T38">(y)</text:span></text:p>
        <text:p text:style-name="P9"><text:span text:style-name="T38">P</text:span><text:span text:style-name="T33">lanta(y)</text:span></text:p>
        <text:p text:style-name="P16"><text:span text:style-name="T33">&lt;CLASH&gt;</text:span></text:p>
        <text:p text:style-name="P3"><text:span text:style-name="T31"/></text:p>
        <text:p text:style-name="P3"><text:span text:style-name="T37">∃</text:span><text:span text:style-name="T33">-</text:span><text:span text:style-name="T28">Rule</text:span></text:p>
        <text:p text:style-name="P3"><text:span text:style-name="T33">“</text:span></text:p>
        <text:p text:style-name="P4"><text:span text:style-name="T33">⨅-</text:span><text:span text:style-name="T28">Rule</text:span></text:p>
        <text:p text:style-name="P4"><text:span text:style-name="T33">“</text:span></text:p>
        <text:p text:style-name="P15"><text:span text:style-name="T33">∀</text:span><text:span text:style-name="T38">-</text:span><text:span text:style-name="T30">Rule</text:span></text:p>
      </text:section>
      <text:p text:style-name="P5"><text:span text:style-name="T3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Inconsolata" svg:font-family="Inconsolata" style:font-pitch="fixed"/>
    <style:font-face style:name="Abyssinica SIL" svg:font-family="'Abyssinica SIL'" style:font-pitch="variable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7:15:12.949980265</meta:creation-date>
    <dc:date>2017-10-16T17:53:37.033819456</dc:date>
    <meta:editing-duration>PT7M30S</meta:editing-duration>
    <meta:editing-cycles>1</meta:editing-cycles>
    <meta:document-statistic meta:table-count="0" meta:image-count="0" meta:object-count="0" meta:page-count="1" meta:paragraph-count="28" meta:word-count="52" meta:character-count="520" meta:non-whitespace-character-count="358"/>
    <meta:generator>LibreOffice/5.3.1.2$Linux_X86_64 LibreOffice_project/30m0$Build-2</meta:generator>
  </office:meta>
</office:document-meta>
</file>